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2B7D6EEDA0791A3D80.png" manifest:media-type="image/png"/>
  <manifest:file-entry manifest:full-path="Pictures/10000000000004B2000004810563FDEB65615299.png" manifest:media-type="image/png"/>
  <manifest:file-entry manifest:full-path="Pictures/10000000000004B0000001E4A3A7848F3B2844C0.png" manifest:media-type="image/png"/>
  <manifest:file-entry manifest:full-path="Pictures/10000000000004B00000048017E00BC05E336438.png" manifest:media-type="image/png"/>
  <manifest:file-entry manifest:full-path="Pictures/10000000000004B0000004805E188B700A297658.png" manifest:media-type="image/png"/>
  <manifest:file-entry manifest:full-path="Pictures/10000000000004B00000030164FD023916D75922.png" manifest:media-type="image/png"/>
  <manifest:file-entry manifest:full-path="Pictures/10000000000004B0000001CE3DA709A06174AD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783cm" fo:min-width="6.953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545cm" fo:min-width="5.81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57cm, 5.843cm, 1.271cm, 0.25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1cm, 5.715cm, 3.176cm, 0.25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0.699cm, 5.842cm, 1.398cm, 0.252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2cm, 5.843cm, 1.302cm, 0.12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79cm, 5.843cm, 1.296cm, 0.25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30.505cm" svg:x="2.156cm" svg:y="3.104cm">
          <draw:image xlink:href="Pictures/10000000000004B2000004810563FDEB65615299.png" xlink:type="simple" xlink:show="embed" xlink:actuate="onLoad">
            <text:p/>
          </draw:image>
        </draw:frame>
        <draw:custom-shape draw:style-name="gr2" draw:text-style-name="P3" draw:layer="layout" svg:width="6.309cm" svg:height="2.032cm" svg:x="19.596cm" svg:y="2.723cm">
          <text:p text:style-name="P2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29.756cm" svg:y="27.107cm">
          <text:p text:style-name="P2">Add Attribute</text:p>
          <text:p text:style-name="P2">Detai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80.6022187005 -2871.18495846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7.452cm" svg:height="2.032cm" svg:x="16.805cm" svg:y="18.542cm">
          <text:p text:style-name="P2">Attribute Array Panel</text:p>
          <draw:enhanced-geometry svg:viewBox="0 0 21600 21600" draw:glue-points="10800 0 0 10800 10800 21600 21600 10800 ?f40 ?f41" draw:text-areas="0 0 21600 21600" draw:type="rectangular-callout" draw:modifiers="-7007.7552663357 47109.88686669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14.683cm" svg:x="2.361cm" svg:y="2.159cm">
          <draw:image xlink:href="Pictures/10000000000004B20000022B7D6EEDA0791A3D80.png" xlink:type="simple" xlink:show="embed" xlink:actuate="onLoad">
            <text:p/>
          </draw:image>
        </draw:frame>
        <draw:custom-shape draw:style-name="gr5" draw:text-style-name="P3" draw:layer="layout" svg:width="6.309cm" svg:height="2.794cm" svg:x="25.06cm" svg:y="17.399cm">
          <text:p text:style-name="P2">Return to</text:p>
          <text:p text:style-name="P2">Editing the</text:p>
          <text:p text:style-name="P2">Entity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11.5055467512 -16893.595706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6.309cm" svg:height="2.032cm" svg:x="18.161cm" svg:y="2.921cm">
          <text:p text:style-name="P2">Attribute Name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" draw:layer="layout" svg:width="25.653cm" svg:height="6.476cm" svg:x="2.667cm" svg:y="21.209cm">
          <draw:image xlink:href="Pictures/10000000000004B0000001E4A3A7848F3B2844C0.png" xlink:type="simple" xlink:show="embed" xlink:actuate="onLoad">
            <text:p/>
          </draw:image>
        </draw:frame>
      </draw:page>
      <draw:page draw:name="page3" draw:style-name="dp1" draw:master-page-name="Default">
        <draw:g>
          <draw:frame draw:style-name="gr7" draw:text-style-name="P2" draw:layer="layout" svg:width="25.78cm" svg:height="22.351cm" svg:x="1.525cm" svg:y="1.143cm">
            <draw:image xlink:href="Pictures/10000000000004B0000004805E188B700A297658.png" xlink:type="simple" xlink:show="embed" xlink:actuate="onLoad">
              <text:p/>
            </draw:image>
          </draw:frame>
          <draw:frame draw:style-name="gr8" draw:text-style-name="P2" draw:layer="layout" svg:width="25.654cm" svg:height="8.381cm" svg:x="1.515cm" svg:y="22.783cm">
            <draw:image xlink:href="Pictures/10000000000004B00000048017E00BC05E336438.png" xlink:type="simple" xlink:show="embed" xlink:actuate="onLoad">
              <text:p/>
            </draw:image>
          </draw:frame>
        </draw:g>
      </draw:page>
      <draw:page draw:name="page4" draw:style-name="dp1" draw:master-page-name="Default">
        <draw:frame draw:style-name="gr9" draw:text-style-name="P2" draw:layer="layout" svg:width="25.78cm" svg:height="5.968cm" svg:x="1.398cm" svg:y="2.032cm">
          <draw:image xlink:href="Pictures/10000000000004B0000001CE3DA709A06174AD4C.png" xlink:type="simple" xlink:show="embed" xlink:actuate="onLoad">
            <text:p/>
          </draw:image>
        </draw:frame>
        <draw:frame draw:style-name="gr10" draw:text-style-name="P2" draw:layer="layout" svg:width="25.653cm" svg:height="13.969cm" svg:x="1.779cm" svg:y="9.271cm">
          <draw:image xlink:href="Pictures/10000000000004B00000030164FD023916D7592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11T16:35:55.901009660</dc:date>
    <meta:editing-duration>P1DT4H48M23S</meta:editing-duration>
    <meta:editing-cycles>76</meta:editing-cycles>
    <meta:generator>LibreOffice/6.0.7.3$Linux_X86_64 LibreOffice_project/00m0$Build-3</meta:generator>
    <meta:document-statistic meta:object-count="13"/>
  </office:meta>
</office:document-meta>
</file>